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0.75cm" fo:min-width="0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0pt" style:font-size-complex="1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.3cm" svg:y="3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6cm" svg:y="3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9cm" svg:y="3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2cm" svg:y="3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3cm" svg:y="5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6cm" svg:y="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9cm" svg:y="5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2cm" svg:y="5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5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3cm" svg:y="7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6cm" svg:y="7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9cm" svg:y="7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2cm" svg:y="7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7cm">
          <text:p text:style-name="P1">0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cm" svg:y1="4.1cm" svg:x2="3.6cm" svg:y2="5cm">
          <text:p text:style-name="P1"/>
        </draw:line>
        <draw:frame draw:style-name="gr4" draw:text-style-name="P4" draw:layer="layout" svg:width="2.89cm" svg:height="1.7cm" svg:x="1.31cm" svg:y="2.8cm">
          <draw:text-box>
            <text:p><text:span text:style-name="T1">Add byte to start, indicating how many bytes away the first “00” is.</text:span></text:p>
          </draw:text-box>
        </draw:frame>
        <draw:frame draw:style-name="gr5" draw:text-style-name="P5" draw:layer="layout" svg:width="5.99cm" svg:height="0.887cm" svg:x="3.21cm" svg:y="6.079cm">
          <draw:text-box>
            <text:p text:style-name="P1"><text:span text:style-name="T1">Replace the “00” with a byte indicating how many bytes the next “00” is away</text:span></text:p>
          </draw:text-box>
        </draw:frame>
        <draw:custom-shape draw:style-name="gr1" draw:text-style-name="P1" draw:layer="layout" svg:width="1cm" svg:height="1cm" svg:x="9.5cm" svg:y="3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8cm" svg:y="3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5cm" svg:y="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8cm" svg:y="5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5cm" svg:y="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8cm" svg:y="7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3cm" svg:y="9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6cm" svg:y="9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9cm" svg:y="9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2cm" svg:y="9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9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5cm" svg:y="9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8cm" svg:y="9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3cm" svg:y="1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6cm" svg:y="11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9cm" svg:y="11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2cm" svg:y="11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11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5cm" svg:y="11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8cm" svg:y="11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.1cm" svg:y="11cm">
          <text:p text:style-name="P1">00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5cm" svg:height="1.841cm" svg:x="3.9cm" svg:y="12.7cm">
          <draw:text-box>
            <text:p text:style-name="P1"><text:span text:style-name="T1">Replace the “00” with a byte indicating how many bytes the next “00” is away. In this case there is no more “00”, so indicate where end is.</text:span></text:p>
          </draw:text-box>
        </draw:frame>
        <draw:frame draw:style-name="gr7" draw:text-style-name="P5" draw:layer="layout" svg:width="3.2cm" svg:height="1.523cm" svg:x="10.8cm" svg:y="12.6cm">
          <draw:text-box>
            <text:p text:style-name="P1"><text:span text:style-name="T1">Add end-of-packet byte “00” at end.</text:span></text:p>
          </draw:text-box>
        </draw:frame>
        <draw:frame draw:style-name="gr8" draw:text-style-name="P8" draw:layer="layout" svg:width="3cm" svg:height="1.039cm" svg:x="13.9cm" svg:y="3cm">
          <draw:text-box>
            <text:p text:style-name="P7"><text:span text:style-name="T2">ORIGINAL DATA</text:span></text:p>
          </draw:text-box>
        </draw:frame>
        <draw:frame draw:style-name="gr9" draw:text-style-name="P10" draw:layer="layout" svg:width="3.6cm" svg:height="1.039cm" svg:x="13.3cm" svg:y="11.113cm">
          <draw:text-box>
            <text:p text:style-name="P9"><text:span text:style-name="T3">COBS ENCODED DATA</text:span></text:p>
          </draw:text-box>
        </draw:frame>
        <draw:line draw:style-name="gr3" draw:text-style-name="P3" draw:layer="layout" svg:x1="15cm" svg:y1="4cm" svg:x2="15cm" svg:y2="11cm">
          <text:p/>
        </draw:line>
        <draw:line draw:style-name="gr3" draw:text-style-name="P3" draw:layer="layout" svg:x1="11.8cm" svg:y1="12.8cm" svg:x2="12.3cm" svg:y2="12cm">
          <text:p/>
        </draw:line>
        <draw:line draw:style-name="gr3" draw:text-style-name="P3" draw:layer="layout" svg:x1="7.6cm" svg:y1="12.7cm" svg:x2="9.4cm" svg:y2="10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9T08:36:25.273334843</meta:creation-date>
    <dc:date>2020-07-29T09:13:58.811090921</dc:date>
    <meta:editing-duration>PT4M59S</meta:editing-duration>
    <meta:editing-cycles>1</meta:editing-cycles>
    <meta:document-statistic meta:object-count="45"/>
    <meta:generator>LibreOffice/6.4.5.2$MacOSX_X86_64 LibreOffice_project/a726b36747cf2001e06b58ad5db1aa3a9a1872d6</meta:generator>
  </office:meta>
</office:document-meta>
</file>